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" style:family="paragraph" style:parent-style-name="Standard" style:list-style-name="L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" style:family="paragraph" style:parent-style-name="Standard" style:list-style-name="L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 style:list-style-name="L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 style:list-style-name="L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 style:list-style-name="L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 style:list-style-name="L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 style:list-style-name="L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 style:list-style-name="L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 style:list-style-name="L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L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 style:list-style-name="L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 style:list-style-name="L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3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3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3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3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4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4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4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4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4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4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4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5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5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5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int Backlog</text:p>
      <text:p text:style-name="P2"/>
      <text:p text:style-name="P4">Sprint 1: World Generation, Tiles, World Objects, Camera Movement(completed 19/9/19)</text:p>
      <text:p text:style-name="P1">Tiles</text:p>
      <text:list xml:id="list9187546532167285600" text:style-name="L1">
        <text:list-item>
          <text:p text:style-name="P5">Create TileScript.cs with all properties/methods</text:p>
        </text:list-item>
        <text:list-item>
          <text:p text:style-name="P5">Create Tile prefabs/sprites</text:p>
        </text:list-item>
        <text:list-item>
          <text:p text:style-name="P5">Implement tile types</text:p>
          <text:list>
            <text:list-item>
              <text:p text:style-name="P5">dirt </text:p>
            </text:list-item>
            <text:list-item>
              <text:p text:style-name="P5">grass</text:p>
            </text:list-item>
            <text:list-item>
              <text:p text:style-name="P5">deep water</text:p>
            </text:list-item>
          </text:list>
        </text:list-item>
      </text:list>
      <text:list xml:id="list8680367321289053671" text:style-name="L2">
        <text:list-item>
          <text:p text:style-name="P6">Implement tile bool properties</text:p>
          <text:list>
            <text:list-item>
              <text:p text:style-name="P6">IsWalkable</text:p>
            </text:list-item>
            <text:list-item>
              <text:p text:style-name="P6">IsOccupiable</text:p>
            </text:list-item>
            <text:list-item>
              <text:p text:style-name="P6">IsBlockingLoS</text:p>
            </text:list-item>
            <text:list-item>
              <text:p text:style-name="P6">IsBuildable</text:p>
            </text:list-item>
            <text:list-item>
              <text:p text:style-name="P6">ProvidesHalfCover</text:p>
            </text:list-item>
            <text:list-item>
              <text:p text:style-name="P6">ProvidesFullCover</text:p>
            </text:list-item>
          </text:list>
        </text:list-item>
      </text:list>
      <text:p text:style-name="P1">World</text:p>
      <text:list xml:id="list7970190147512678971" text:style-name="L3">
        <text:list-item>
          <text:p text:style-name="P7">Create LevelManager/generator script</text:p>
        </text:list-item>
        <text:list-item>
          <text:p text:style-name="P7">Levelmanager creates world from text file</text:p>
        </text:list-item>
        <text:list-item>
          <text:p text:style-name="P7">Implement tile/world object creation pairings that create the combo's on map generation</text:p>
          <text:list>
            <text:list-item>
              <text:p text:style-name="P7">Grass with tree</text:p>
            </text:list-item>
            <text:list-item>
              <text:p text:style-name="P7">Grass with rubble</text:p>
            </text:list-item>
            <text:list-item>
              <text:p text:style-name="P7">Dirt with tree</text:p>
            </text:list-item>
            <text:list-item>
              <text:p text:style-name="P7">Dirt with Rock</text:p>
            </text:list-item>
            <text:list-item>
              <text:p text:style-name="P7">dirt with gold node</text:p>
            </text:list-item>
            <text:list-item>
              <text:p text:style-name="P7">dirt with steel node</text:p>
            </text:list-item>
            <text:list-item>
              <text:p text:style-name="P7">dirt with rubble</text:p>
            </text:list-item>
          </text:list>
        </text:list-item>
      </text:list>
      <text:p text:style-name="P1"><text:soft-page-break/>World Objects</text:p>
      <text:list xml:id="list5168657535428607947" text:style-name="L4">
        <text:list-item>
          <text:p text:style-name="P8">Implement WorldObject.cs / inheritance structure</text:p>
        </text:list-item>
        <text:list-item>
          <text:p text:style-name="P8">Implement worldobject prefabs</text:p>
          <text:list>
            <text:list-item>
              <text:p text:style-name="P8">tree</text:p>
            </text:list-item>
            <text:list-item>
              <text:p text:style-name="P8">rubble</text:p>
            </text:list-item>
            <text:list-item>
              <text:p text:style-name="P8">Gold Node</text:p>
            </text:list-item>
            <text:list-item>
              <text:p text:style-name="P8">Steel Node</text:p>
            </text:list-item>
            <text:list-item>
              <text:p text:style-name="P8">Rock</text:p>
            </text:list-item>
          </text:list>
        </text:list-item>
        <text:list-item>
          <text:p text:style-name="P8">Implement world object bool properties</text:p>
          <text:list>
            <text:list-item>
              <text:p text:style-name="P8">PreventsMovementThrough</text:p>
            </text:list-item>
            <text:list-item>
              <text:p text:style-name="P8">PreventsOccupation</text:p>
            </text:list-item>
            <text:list-item>
              <text:p text:style-name="P8">BlocksLoS</text:p>
            </text:list-item>
            <text:list-item>
              <text:p text:style-name="P8">ProvidesHalfCover</text:p>
            </text:list-item>
            <text:list-item>
              <text:p text:style-name="P8">ProvidesFullCover</text:p>
            </text:list-item>
          </text:list>
        </text:list-item>
      </text:list>
      <text:p text:style-name="P4">Sprint 2: Defenders, Enemies, Weapons, Movement, Abilities (completed 20/9/19)</text:p>
      <text:list xml:id="list2499233046198375327" text:style-name="L5">
        <text:list-item>
          <text:p text:style-name="P9">Create LivingEntity cs and inheritance structure</text:p>
        </text:list-item>
        <text:list-item>
          <text:p text:style-name="P9">Create rifleman prefab</text:p>
        </text:list-item>
        <text:list-item>
          <text:p text:style-name="P9">Create Hive Charge and Hive Spitter prefabs</text:p>
        </text:list-item>
        <text:list-item>
          <text:p text:style-name="P9">Create UI panel for buying/selecting/placing defenders</text:p>
        </text:list-item>
        <text:list-item>
          <text:p text:style-name="P9">Create scripts</text:p>
          <text:list>
            <text:list-item>
              <text:p text:style-name="P9">AbilityDataSO</text:p>
            </text:list-item>
            <text:list-item>
              <text:p text:style-name="P9">Ability</text:p>
            </text:list-item>
            <text:list-item>
              <text:p text:style-name="P9">Ability Library</text:p>
            </text:list-item>
            <text:list-item>
              <text:p text:style-name="P9">SpellBook</text:p>
            </text:list-item>
          </text:list>
        </text:list-item>
      </text:list>
      <text:p text:style-name="P1"/>
      <text:p text:style-name="P4">Sprint 3: LoS, cover, attack events (completed 22/9/19)</text:p>
      <text:list xml:id="list5049021603795772023" text:style-name="L6">
        <text:list-item>
          <text:p text:style-name="P10">LoS implement DONE</text:p>
        </text:list-item>
        <text:list-item>
          <text:p text:style-name="P10">half/full cover implemented DONE</text:p>
        </text:list-item>
      </text:list>
      <text:p text:style-name="P4"><text:soft-page-break/>Sprint 4: Simple Game Loop (completed 23/9/18)</text:p>
      <text:p text:style-name="P1">Set up Core game loop</text:p>
      <text:list xml:id="list3938822843702594263" text:style-name="L7">
        <text:list-item>
          <text:p text:style-name="P11">Enemies target spaceship correctly DONE</text:p>
          <text:list>
            <text:list-item>
              <text:p text:style-name="P11">no erorrs occur when spaceship is destroyed DONE</text:p>
            </text:list-item>
          </text:list>
        </text:list-item>
        <text:list-item>
          <text:p text:style-name="P11">Spaceship HandleDeath method triggers eventmanager method DONE</text:p>
        </text:list-item>
        <text:list-item>
          <text:p text:style-name="P11">Implement EventManager StartNewGameOverEvent() DONE</text:p>
        </text:list-item>
        <text:list-item>
          <text:p text:style-name="P11">Camera moves towards and looks at space ship when destroyed DONE</text:p>
        </text:list-item>
        <text:list-item>
          <text:p text:style-name="P11">Space ship explosion animation OR yield wait for 2 seconds implemented DONE</text:p>
        </text:list-item>
        <text:list-item>
          <text:p text:style-name="P11">Game over panel created and designed DONE</text:p>
        </text:list-item>
        <text:list-item>
          <text:p text:style-name="P11">game over panel “Start Again” button reloads the scene DONE</text:p>
        </text:list-item>
        <text:list-item>
          <text:p text:style-name="P11">Add DontDestroyOnLoad() to all required singleton objects DONE</text:p>
        </text:list-item>
      </text:list>
      <text:p text:style-name="P4">Sprint 5: Camera movement (completed 23/9/19)</text:p>
      <text:list xml:id="list1193404462020774009" text:style-name="L8">
        <text:list-item>
          <text:p text:style-name="P12">Import cinemachine assets DONE</text:p>
        </text:list-item>
        <text:list-item>
          <text:p text:style-name="P12">Import cameramanager script from previous project DONE</text:p>
        </text:list-item>
        <text:list-item>
          <text:p text:style-name="P12">change all camera settings DONE</text:p>
          <text:list>
            <text:list-item>
              <text:p text:style-name="P12">camera is now orthographic, not perspective DONE</text:p>
            </text:list-item>
            <text:list-item>
              <text:p text:style-name="P12">fine tune camera settings / limitations DONE</text:p>
              <text:list>
                <text:list-item>
                  <text:p text:style-name="P12">min/max camera zoom</text:p>
                </text:list-item>
                <text:list-item>
                  <text:p text:style-name="P12">camera zoom speed</text:p>
                </text:list-item>
                <text:list-item>
                  <text:p text:style-name="P12">camera look speed</text:p>
                </text:list-item>
              </text:list>
            </text:list-item>
          </text:list>
        </text:list-item>
      </text:list>
      <text:list xml:id="list4540749736509027364" text:style-name="L9">
        <text:list-item>
          <text:p text:style-name="P13">Implement camera looks at defender when selected DONE</text:p>
        </text:list-item>
        <text:list-item>
          <text:p text:style-name="P13">Implement camera looks at enemy during their activation DONE</text:p>
        </text:list-item>
        <text:list-item>
          <text:p text:style-name="P13">Implement camera looks at spaceship when it destroyed during game over event DONE</text:p>
        </text:list-item>
        <text:list-item>
          <text:p text:style-name="P13">Remove bugs, jittererness DONE</text:p>
        </text:list-item>
      </text:list>
      <text:p text:style-name="P4">Sprint 6: Tile logic updates (completed 23/9/19)</text:p>
      <text:list xml:id="list8041002805480409132" text:style-name="L10">
        <text:list-item>
          <text:p text:style-name="P14">refactor levelmanager occupy/unoccupy tile logic into tilescript DONE</text:p>
        </text:list-item>
        <text:list-item>
          <text:p text:style-name="P14">rework bool properties that handle occupation, Los and moveability of tiles DONE</text:p>
        </text:list-item>
        <text:list-item>
          <text:p text:style-name="P14">rework methods that handle occupation, Los and moveability of tiles DONE</text:p>
        </text:list-item>
        <text:list-item>
          <text:p text:style-name="P14"><text:soft-page-break/>Update Astar pathfinding and getpath method DONE</text:p>
        </text:list-item>
      </text:list>
      <text:p text:style-name="P4">Sprint 7: Simple map and new world objects</text:p>
      <text:list xml:id="list8190904790679061281" text:style-name="L11">
        <text:list-item>
          <text:p text:style-name="P15">Design and implement a simple but tactically interesting map for early dev phase DONE</text:p>
        </text:list-item>
        <text:list-item>
          <text:p text:style-name="P15">Rubble world object implemented and working DONE</text:p>
        </text:list-item>
        <text:list-item>
          <text:p text:style-name="P15">All tiles working DONE</text:p>
          <text:list>
            <text:list-item>
              <text:p text:style-name="P15">Water prevents movemen through and on DONE</text:p>
            </text:list-item>
          </text:list>
        </text:list-item>
      </text:list>
      <text:list xml:id="list5640394249390173595" text:style-name="L12">
        <text:list-item>
          <text:p text:style-name="P16">All world objects working DONE</text:p>
          <text:list>
            <text:list-item>
              <text:p text:style-name="P16">rubble can be moved through but not moved on DONE</text:p>
            </text:list-item>
            <text:list-item>
              <text:p text:style-name="P16">trees cant be moved through or on DONE</text:p>
            </text:list-item>
            <text:list-item>
              <text:p text:style-name="P16">rock walls cant be moved through or on DONE</text:p>
            </text:list-item>
          </text:list>
        </text:list-item>
      </text:list>
      <text:list xml:id="list9030386869559293356" text:style-name="L13">
        <text:list-item>
          <text:p text:style-name="P17">New camoflage system DONE</text:p>
        </text:list-item>
      </text:list>
      <text:list xml:id="list5138697464122913910" text:style-name="L14">
        <text:list-item>
          <text:p text:style-name="P18">camoflage is applied whenever a character moves onto a grass tile DONE</text:p>
        </text:list-item>
        <text:list-item>
          <text:p text:style-name="P18">camoflage is removed whenever a characters moves onto a tile that is not a grass tile DONE</text:p>
        </text:list-item>
      </text:list>
      <text:p text:style-name="P4">Sprint 8: Income, resources and costs (completed 23/9/19)</text:p>
      <text:list xml:id="list3659991679167554519" text:style-name="L15">
        <text:list-item>
          <text:p text:style-name="P19">Implement PlayerDataManager script (replaces GameManager) DONE</text:p>
        </text:list-item>
      </text:list>
      <text:list xml:id="list4328467249454475619" text:style-name="L16">
        <text:list-item>
          <text:p text:style-name="P20">PlayerDataManager.ModifyGold working DONE</text:p>
          <text:list>
            <text:list-item>
              <text:p text:style-name="P20">modifies currentGold variable DONE</text:p>
            </text:list-item>
            <text:list-item>
              <text:p text:style-name="P20">updates gold amount text on top panel DONE</text:p>
            </text:list-item>
          </text:list>
        </text:list-item>
        <text:list-item>
          <text:p text:style-name="P20">Gold</text:p>
          <text:list>
            <text:list-item>
              <text:p text:style-name="P20">Player starts with X gold (maybe 10) working DONE</text:p>
            </text:list-item>
            <text:list-item>
              <text:p text:style-name="P20">Rifleman has a gold cost stat</text:p>
            </text:list-item>
            <text:list-item>
              <text:p text:style-name="P20">Buying a rifleman reduces gold DONE</text:p>
            </text:list-item>
            <text:list-item>
              <text:p text:style-name="P20">Player cannot buy a rifleman if they do not not have enough gold DONE</text:p>
            </text:list-item>
            <text:list-item>
              <text:p text:style-name="P20">Player generates gold passively on turn start working DONE</text:p>
            </text:list-item>
          </text:list>
        </text:list-item>
      </text:list>
      <text:list xml:id="list1388200746047642396" text:style-name="L17">
        <text:list-item>
          <text:p text:style-name="P21">ToweButton Script complete rework DONE</text:p>
        </text:list-item>
      </text:list>
      <text:list xml:id="list8821794911792362985" text:style-name="L18">
        <text:list-item>
          <text:p text:style-name="P22">Change name: DefenderButton DONE</text:p>
        </text:list-item>
        <text:list-item>
          <text:p text:style-name="P22">clean up methods and checks DONE</text:p>
        </text:list-item>
      </text:list>
      <text:p text:style-name="P1"/>
      <text:p text:style-name="P1"><text:soft-page-break/></text:p>
      <text:p text:style-name="P4">Sprint 9: Enemy Spawner and enemy updates, turn properties (completed 24/9/19)</text:p>
      <text:p text:style-name="P1">Turns</text:p>
      <text:list xml:id="list1115640233480438961" text:style-name="L19">
        <text:list-item>
          <text:p text:style-name="P23">Add top panel text to indicate the current player turn DONE</text:p>
        </text:list-item>
        <text:list-item>
          <text:p text:style-name="P23">Give turnmanager a reference to this text DONE</text:p>
        </text:list-item>
        <text:list-item>
          <text:p text:style-name="P23">Decide timing of when a new enemy wave spawns (on player turn start? End?) DONE (player tur start, before defender.OnTurnStart events) DONE</text:p>
        </text:list-item>
        <text:list-item>
          <text:p text:style-name="P23">New methods</text:p>
          <text:list>
            <text:list-item>
              <text:p text:style-name="P23">UpdatePlayerTurnText DONE</text:p>
            </text:list-item>
            <text:list-item>
              <text:p text:style-name="P23">ModifyPlayerTurnCount DONE</text:p>
            </text:list-item>
          </text:list>
        </text:list-item>
      </text:list>
      <text:list xml:id="list1864882653482329281" text:style-name="L50">
        <text:list-item>
          <text:p text:style-name="P54">Change enemy sprites</text:p>
          <text:list>
            <text:list-item>
              <text:p text:style-name="P54">gunner has skelly archer sprite DONE</text:p>
            </text:list-item>
          </text:list>
        </text:list-item>
      </text:list>
      <text:p text:style-name="P1"/>
      <text:p text:style-name="P4">Sprint 10: Defender Troop costs + related (completed 25/9/19)</text:p>
      <text:list xml:id="list815312069834894724" text:style-name="L21">
        <text:list-item>
          <text:p text:style-name="P24">PlayerDataManager has a current troop amount and max troop amount property DONE</text:p>
        </text:list-item>
        <text:list-item>
          <text:p text:style-name="P24">top panel display current and max troop count values DONE</text:p>
          <text:list>
            <text:list-item>
              <text:p text:style-name="P24">get troop count icon DONE</text:p>
            </text:list-item>
            <text:list-item>
              <text:p text:style-name="P24">current troop count text DONE</text:p>
            </text:list-item>
            <text:list-item>
              <text:p text:style-name="P24">max troop count text DONE</text:p>
            </text:list-item>
          </text:list>
        </text:list-item>
      </text:list>
      <text:list xml:id="list6166926565741538277" text:style-name="L22">
        <text:list-item>
          <text:p text:style-name="P25">Player Data manager</text:p>
          <text:list>
            <text:list-item>
              <text:p text:style-name="P25">ModifyCurrentTroopCount DONE</text:p>
            </text:list-item>
            <text:list-item>
              <text:p text:style-name="P25">ModifyCurrentTroopCountText DONE</text:p>
            </text:list-item>
            <text:list-item>
              <text:p text:style-name="P25">ModifyMaxTroopCount DONE</text:p>
            </text:list-item>
            <text:list-item>
              <text:p text:style-name="P25">ModifyMaxtTroopCountText DONE</text:p>
            </text:list-item>
            <text:list-item>
              <text:p text:style-name="P25">Global settings has a property for starting troop count limit DONE</text:p>
            </text:list-item>
          </text:list>
        </text:list-item>
      </text:list>
      <text:list xml:id="list34685046" text:continue-list="list815312069834894724" text:style-name="L21">
        <text:list-item>
          <text:p text:style-name="P24">Implement defender troop cost</text:p>
          <text:list>
            <text:list-item>
              <text:p text:style-name="P24">defenders have a troop cost property DONE</text:p>
            </text:list-item>
            <text:list-item>
              <text:p text:style-name="P24">recruiting a defender increases troop count DONE</text:p>
            </text:list-item>
            <text:list-item>
              <text:p text:style-name="P24"><text:soft-page-break/>a defender dying reduces the current troop count DONE</text:p>
            </text:list-item>
            <text:list-item>
              <text:p text:style-name="P24">player cannot recruit a defenderi f it would take them over the maximum DONE</text:p>
            </text:list-item>
          </text:list>
        </text:list-item>
      </text:list>
      <text:p text:style-name="P4">Sprint 11: Finish Rifleman (completed 25/9/19)</text:p>
      <text:list xml:id="list7416421048200737490" text:style-name="L53">
        <text:list-item>
          <text:p text:style-name="P57">Rifleman abilities</text:p>
          <text:list>
            <text:list-item>
              <text:p text:style-name="P57">Throw Hand Grenade DONE</text:p>
            </text:list-item>
            <text:list-item>
              <text:p text:style-name="P57">Overwatch working DONE</text:p>
              <text:list>
                <text:list-item>
                  <text:p text:style-name="P57">overwatch applies 'Overwatch' passive DONE</text:p>
                </text:list-item>
              </text:list>
            </text:list-item>
            <text:list-item>
              <text:p text:style-name="P57">Dig in</text:p>
              <text:list>
                <text:list-item>
                  <text:p text:style-name="P57">dig in applies 'Entrenchment' DONE</text:p>
                </text:list-item>
              </text:list>
            </text:list-item>
            <text:list-item>
              <text:p text:style-name="P57">Overwatch passive</text:p>
              <text:list>
                <text:list-item>
                  <text:p text:style-name="P57">overwatch coroutine yields correctly while attack is resolved DONE</text:p>
                </text:list-item>
                <text:list-item>
                  <text:p text:style-name="P57">overwatch is removed after the attack is resolved DONE</text:p>
                </text:list-item>
              </text:list>
            </text:list-item>
            <text:list-item>
              <text:p text:style-name="P57">Entrenchment passive<text:tab/></text:p>
              <text:list>
                <text:list-item>
                  <text:p text:style-name="P57">Moving cancels entrenchment DONE</text:p>
                </text:list-item>
                <text:list-item>
                  <text:p text:style-name="P57">defense and aim bonus are applied correctly DONE</text:p>
                </text:list-item>
              </text:list>
            </text:list-item>
          </text:list>
        </text:list-item>
      </text:list>
      <text:p text:style-name="P4">Sprint 12: New defenders, abilities and defender button panel rework</text:p>
      <text:list xml:id="list3195679196357018646" text:style-name="L23">
        <text:list-item>
          <text:p text:style-name="P26">Design implement 1 new defender</text:p>
        </text:list-item>
        <text:list-item>
          <text:p text:style-name="P26">Finish rifleman</text:p>
          <text:list>
            <text:list-item>
              <text:p text:style-name="P26">Implement overwatch ability</text:p>
            </text:list-item>
            <text:list-item>
              <text:p text:style-name="P26">Implement throw grenade ability</text:p>
            </text:list-item>
          </text:list>
        </text:list-item>
        <text:list-item>
          <text:p text:style-name="P26">Defender Button panel</text:p>
          <text:list>
            <text:list-item>
              <text:p text:style-name="P26">redesign view / size / sprites used etc</text:p>
            </text:list-item>
            <text:list-item>
              <text:p text:style-name="P26">panel is disabled during enemy turn</text:p>
            </text:list-item>
            <text:list-item>
              <text:p text:style-name="P26">panel has a button that can be clicked to minimize /maximize it</text:p>
            </text:list-item>
          </text:list>
        </text:list-item>
        <text:list-item>
          <text:p text:style-name="P26">Defender button</text:p>
          <text:list>
            <text:list-item>
              <text:p text:style-name="P26">displays sprite of character</text:p>
            </text:list-item>
            <text:list-item>
              <text:p text:style-name="P26">displays gold cost </text:p>
            </text:list-item>
            <text:list-item>
              <text:p text:style-name="P26">display troop cost</text:p>
            </text:list-item>
            <text:list-item>
              <text:p text:style-name="P26"><text:soft-page-break/>On mouse over display an info panel which contains</text:p>
              <text:list>
                <text:list-item>
                  <text:p text:style-name="P26">troop name</text:p>
                </text:list-item>
                <text:list-item>
                  <text:p text:style-name="P26">troop description</text:p>
                  <text:list>
                    <text:list-item>
                      <text:p text:style-name="P26">starting weapons (maybe)</text:p>
                    </text:list-item>
                    <text:list-item>
                      <text:p text:style-name="P26">starting abilities (maybe)</text:p>
                    </text:list-item>
                    <text:list-item>
                      <text:p text:style-name="P26">starting stats (maybe)</text:p>
                    </text:list-item>
                  </text:list>
                </text:list-item>
              </text:list>
            </text:list-item>
          </text:list>
        </text:list-item>
      </text:list>
      <text:p text:style-name="P4">Sprint 13: New defender, enemy, object, tile and UI sprites</text:p>
      <text:list xml:id="list4335488293671067392" text:style-name="L24">
        <text:list-item>
          <text:p text:style-name="P27">Find and implement sci-fi themed UI sprites for UI elements</text:p>
        </text:list-item>
        <text:list-item>
          <text:p text:style-name="P27">Find a scifi themed font</text:p>
        </text:list-item>
        <text:list-item>
          <text:p text:style-name="P27">Find + implement new sprites / animations for defenders</text:p>
        </text:list-item>
        <text:list-item>
          <text:p text:style-name="P27">Find + implement new sprites / animations for enemies</text:p>
        </text:list-item>
        <text:list-item>
          <text:p text:style-name="P27">Find + implement new sprites / animations for world objects</text:p>
          <text:list>
            <text:list-item>
              <text:p text:style-name="P27">try find trees with animations</text:p>
            </text:list-item>
          </text:list>
        </text:list-item>
      </text:list>
      <text:p text:style-name="P1"><text:span text:style-name="T1">Sprint 14: loot box object + related even</text:span>ts</text:p>
      <text:list xml:id="list1038993235933583132" text:style-name="L25">
        <text:list-item>
          <text:p text:style-name="P28">Design + implement loot box prefab and sprites</text:p>
        </text:list-item>
        <text:list-item>
          <text:p text:style-name="P28">Implement loot box types for future scalability (e.g. Enum for rarity, or enum for reward like gold, stweel, weapon etc)</text:p>
        </text:list-item>
        <text:list-item>
          <text:p text:style-name="P28">Create system for generating loot boxes and define <text:s/>rules</text:p>
          <text:list>
            <text:list-item>
              <text:p text:style-name="P28">generate which loot and how much of it</text:p>
            </text:list-item>
            <text:list-item>
              <text:p text:style-name="P28">generate a spawn location randomly and define rules (cant be dropped on invalid tiles, etc)</text:p>
            </text:list-item>
            <text:list-item>
              <text:p text:style-name="P28">dictate frequency of loot box spawning (min tim between spawns, max time between spawns)</text:p>
            </text:list-item>
          </text:list>
        </text:list-item>
        <text:list-item>
          <text:p text:style-name="P28">Lootbox interactions to implement</text:p>
          <text:list>
            <text:list-item>
              <text:p text:style-name="P28">Loot box clicked on shows VFX notification of the reward it contained</text:p>
            </text:list-item>
            <text:list-item>
              <text:p text:style-name="P28">Loot box is destroyed when timer runs out</text:p>
            </text:list-item>
            <text:list-item>
              <text:p text:style-name="P28">Loot box is destroyed when looted</text:p>
            </text:list-item>
            <text:list-item>
              <text:p text:style-name="P28">Loot box can only be looted when a defender is adjacent to it</text:p>
            </text:list-item>
          </text:list>
        </text:list-item>
      </text:list>
      <text:list xml:id="list7342245262217635838" text:style-name="L26">
        <text:list-item>
          <text:p text:style-name="P29">loot box spawns after character on turn start events, but before turn notification</text:p>
        </text:list-item>
        <text:list-item>
          <text:p text:style-name="P29">loot box countdown timer decreases during this time frame correctly</text:p>
        </text:list-item>
        <text:list-item>
          <text:p text:style-name="P29"><text:soft-page-break/>camera looks at the loot box position as it spawns to notify player</text:p>
        </text:list-item>
        <text:list-item>
          <text:p text:style-name="P29">turn manager yields and waits until this event has finished correctly</text:p>
        </text:list-item>
        <text:list-item>
          <text:p text:style-name="P29">player control over the camera and defenders is disabled during this time working</text:p>
        </text:list-item>
      </text:list>
      <text:p text:style-name="P1">Sprint 15: Spaceship control zone</text:p>
      <text:list xml:id="list1750099520538015372" text:style-name="L27">
        <text:list-item>
          <text:p text:style-name="P30">Add a new List in level manager: spaceship control zone</text:p>
        </text:list-item>
        <text:list-item>
          <text:p text:style-name="P30">new methods in levelmanager</text:p>
          <text:list>
            <text:list-item>
              <text:p text:style-name="P30">GetSpaceShip control zone</text:p>
            </text:list-item>
            <text:list-item>
              <text:p text:style-name="P30">SetupSpaceship control zone</text:p>
            </text:list-item>
          </text:list>
        </text:list-item>
        <text:list-item>
          <text:p text:style-name="P30">Clicking on the ship highlights tiles within the spaceship control zone</text:p>
        </text:list-item>
        <text:list-item>
          <text:p text:style-name="P30">clicking on a defender button highlight tiles within the control zone</text:p>
        </text:list-item>
        <text:list-item>
          <text:p text:style-name="P30">defenders cannot be placed outside control zone</text:p>
        </text:list-item>
      </text:list>
      <text:p text:style-name="P1">Sprint 16: Fix New game started event</text:p>
      <text:list xml:id="list1275358675981621445" text:style-name="L28">
        <text:list-item>
          <text:p text:style-name="P31">remove debug/log from node constructor</text:p>
        </text:list-item>
        <text:list-item>
          <text:p text:style-name="P31">make setup yield while nodes are still being constructed</text:p>
        </text:list-item>
        <text:list-item>
          <text:p text:style-name="P31">then start blackscreen fade in</text:p>
        </text:list-item>
        <text:list-item>
          <text:p text:style-name="P31">make camera position already start at centre tile, not move from top right corner</text:p>
        </text:list-item>
      </text:list>
      <text:p text:style-name="P1">Sprint ??: Scaling difficulty / Enemy Spawn Updates</text:p>
      <text:list xml:id="list7067031564956220965" text:style-name="L51">
        <text:list-item>
          <text:p text:style-name="P55">Design system to make the game scale with difficulty over time</text:p>
        </text:list-item>
        <text:list-item>
          <text:p text:style-name="P55">Design more enemies + enemy wave combinations</text:p>
        </text:list-item>
        <text:list-item>
          <text:p text:style-name="P55">Design enemy wave types</text:p>
        </text:list-item>
        <text:list-item>
          <text:p text:style-name="P55">Design more events </text:p>
          <text:list>
            <text:list-item>
              <text:p text:style-name="P55">Elite enemy wave</text:p>
            </text:list-item>
            <text:list-item>
              <text:p text:style-name="P55">Suprise enemy wave</text:p>
            </text:list-item>
            <text:list-item>
              <text:p text:style-name="P55">Boss enemy wave</text:p>
            </text:list-item>
            <text:list-item>
              <text:p text:style-name="P55">Some enemies tunnel up and spawn inside spacehship control zone maybe?</text:p>
            </text:list-item>
          </text:list>
        </text:list-item>
      </text:list>
      <text:p text:style-name="P1">Sprint ?? Warcasters</text:p>
      <text:list xml:id="list5136444216320456959" text:style-name="L52">
        <text:list-item>
          <text:p text:style-name="P56">Design and brainstorm ideas for warcasters and things ability</text:p>
          <text:list>
            <text:list-item>
              <text:p text:style-name="P56">power level</text:p>
            </text:list-item>
            <text:list-item>
              <text:p text:style-name="P56"><text:soft-page-break/>abilities</text:p>
            </text:list-item>
            <text:list-item>
              <text:p text:style-name="P56">passive traits</text:p>
            </text:list-item>
            <text:list-item>
              <text:p text:style-name="P56">control zone abilities/passives</text:p>
            </text:list-item>
            <text:list-item>
              <text:p text:style-name="P56">what happens when a warcaster dies?</text:p>
            </text:list-item>
          </text:list>
        </text:list-item>
      </text:list>
      <text:p text:style-name="P1"/>
      <text:p text:style-name="P1">Future Sprint Stuff</text:p>
      <text:list xml:id="list3589503882543860902" text:style-name="L29">
        <text:list-item>
          <text:p text:style-name="P32">Redesign and impement UI elements</text:p>
          <text:list>
            <text:list-item>
              <text:p text:style-name="P32">Top panel</text:p>
            </text:list-item>
            <text:list-item>
              <text:p text:style-name="P32">Defender/construct buttons + panel</text:p>
            </text:list-item>
            <text:list-item>
              <text:p text:style-name="P32">Defender screen overlay UI</text:p>
              <text:list>
                <text:list-item>
                  <text:p text:style-name="P32">Defender ability bar</text:p>
                </text:list-item>
                <text:list-item>
                  <text:p text:style-name="P32">defender stat panel</text:p>
                </text:list-item>
                <text:list-item>
                  <text:p text:style-name="P32">defender weapons panel</text:p>
                </text:list-item>
              </text:list>
            </text:list-item>
          </text:list>
        </text:list-item>
      </text:list>
      <text:list xml:id="list2776685831570092989" text:style-name="L30">
        <text:list-item>
          <text:p text:style-name="P33">Implement when enemy mouse over during shoot targetting, it shows the hit chance percentage</text:p>
        </text:list-item>
        <text:list-item>
          <text:p text:style-name="P33">Update hover class</text:p>
          <text:list>
            <text:list-item>
              <text:p text:style-name="P33">hover display shows a green or red tile underneath character sprite to indicate that the location currently hovered over is allow/not allowed to have a defender placed on.</text:p>
            </text:list-item>
          </text:list>
        </text:list-item>
      </text:list>
      <text:list xml:id="list1720093483603772335" text:style-name="L31">
        <text:list-item>
          <text:p text:style-name="P34">Update Tile animations</text:p>
          <text:list>
            <text:list-item>
              <text:p text:style-name="P34">Tilescripts sprite renderer is no longer directed animated/highlighted. Instead, place a blank white/partially transparent tile over the tile, and highlight that.</text:p>
              <text:list>
                <text:list-item>
                  <text:p text:style-name="P34">Make sure the the blank tile doesnt block mouse clicks/raycasts</text:p>
                </text:list-item>
              </text:list>
            </text:list-item>
            <text:list-item>
              <text:p text:style-name="P34">tile animations play faster</text:p>
            </text:list-item>
            <text:list-item>
              <text:p text:style-name="P34">tile highlight animation stops immediatly when cancel is triggered, instead of playing out the entire animation</text:p>
            </text:list-item>
          </text:list>
        </text:list-item>
      </text:list>
      <text:list xml:id="list34686125" text:continue-list="list2776685831570092989" text:style-name="L30">
        <text:list-item>
          <text:p text:style-name="P33">Find sprites and re do animations for </text:p>
          <text:list>
            <text:list-item>
              <text:p text:style-name="P33">rifleman</text:p>
            </text:list-item>
            <text:list-item>
              <text:p text:style-name="P33">hive gunner</text:p>
            </text:list-item>
            <text:list-item>
              <text:p text:style-name="P33">hive swarmer</text:p>
            </text:list-item>
          </text:list>
        </text:list-item>
      </text:list>
      <text:list xml:id="list1031845195495947807" text:style-name="L32">
        <text:list-item>
          <text:p text:style-name="P35">Find new sprites for tiles</text:p>
        </text:list-item>
        <text:list-item>
          <text:p text:style-name="P35"><text:soft-page-break/>Find new sprites/animations for world objects</text:p>
          <text:list>
            <text:list-item>
              <text:p text:style-name="P35">tree</text:p>
            </text:list-item>
            <text:list-item>
              <text:p text:style-name="P35">rock wall</text:p>
            </text:list-item>
            <text:list-item>
              <text:p text:style-name="P35">rubble</text:p>
            </text:list-item>
          </text:list>
        </text:list-item>
      </text:list>
      <text:list xml:id="list1529513287807122930" text:style-name="L33">
        <text:list-item>
          <text:p text:style-name="P36">Rifleman: Implement throw hand grenade ability</text:p>
        </text:list-item>
        <text:list-item>
          <text:p text:style-name="P36">Resources</text:p>
          <text:list>
            <text:list-item>
              <text:p text:style-name="P36">Implement different resources: gold, steel, wood</text:p>
            </text:list-item>
            <text:list-item>
              <text:p text:style-name="P36">Create new static script for managing a players resources (re-do gamemanager singleton)</text:p>
            </text:list-item>
            <text:list-item>
              <text:p text:style-name="P36">create icons/text meshs for gold, steel, wood on the top panel</text:p>
            </text:list-item>
            <text:list-item>
              <text:p text:style-name="P36">Implement defenders and constructs have resource costs</text:p>
              <text:list>
                <text:list-item>
                  <text:p text:style-name="P36">defenders/constructs cannot be placed if player does not have enough resources</text:p>
                </text:list-item>
              </text:list>
            </text:list-item>
          </text:list>
        </text:list-item>
      </text:list>
      <text:list xml:id="list4913042520766708408" text:style-name="L34">
        <text:list-item>
          <text:p text:style-name="P37">Tile and object sprite rules</text:p>
        </text:list-item>
      </text:list>
      <text:list xml:id="list8276493690620128124" text:style-name="L35">
        <text:list-item>
          <text:p text:style-name="P38">Water tiles edit their sprites based on other adjacent water sprites automatically e.g.</text:p>
          <text:list>
            <text:list-item>
              <text:p text:style-name="P38">Edge water sprite, centre water sprite, corner water sprite</text:p>
            </text:list-item>
          </text:list>
        </text:list-item>
        <text:list-item>
          <text:p text:style-name="P38">Rock wall objects edit their sprites based on other adjacent rock wall object sprites automatically e.g.</text:p>
          <text:list>
            <text:list-item>
              <text:p text:style-name="P38">Centre rock, edge rock, corner rock, isolated rock</text:p>
            </text:list-item>
          </text:list>
        </text:list-item>
      </text:list>
      <text:list xml:id="list5039660272641921062" text:style-name="L36">
        <text:list-item>
          <text:p text:style-name="P39">Projectile animations and attack animation</text:p>
          <text:list>
            <text:list-item>
              <text:p text:style-name="P39">Add shoot attack animations to characters (maybe not yet, maybe these animations arent available)</text:p>
            </text:list-item>
            <text:list-item>
              <text:p text:style-name="P39">Attack (shoot) animation sequence</text:p>
              <text:list>
                <text:list-item>
                  <text:p text:style-name="P39">attacker makes attack movement animation</text:p>
                </text:list-item>
                <text:list-item>
                  <text:p text:style-name="P39">instantiate a projectile and launch it at the target</text:p>
                </text:list-item>
                <text:list-item>
                  <text:p text:style-name="P39">yield return wait until the projectile hits target</text:p>
                </text:list-item>
                <text:list-item>
                  <text:p text:style-name="P39">resolve damage/attack event, show damage or miss notification</text:p>
                  <text:list>
                    <text:list-item>
                      <text:p text:style-name="P39">extra: add a bullet trail/tracer behind the projectile with raycast</text:p>
                    </text:list-item>
                  </text:list>
                </text:list-item>
              </text:list>
            </text:list-item>
          </text:list>
        </text:list-item>
      </text:list>
      <text:p text:style-name="P1">Defender creation</text:p>
      <text:list xml:id="list8105525088947610392" text:style-name="L37">
        <text:list-item>
          <text:p text:style-name="P40">Implement spaceship control zone</text:p>
        </text:list-item>
        <text:list-item>
          <text:p text:style-name="P40">defenders cant be placed anywhere, they can only be placed inside the spaceship control zone</text:p>
        </text:list-item>
      </text:list>
      <text:p text:style-name="P1"><text:soft-page-break/>Implement Character Points</text:p>
      <text:list xml:id="list280748052366245221" text:style-name="L38">
        <text:list-item>
          <text:p text:style-name="P41">Characters have a 'point' value property</text:p>
        </text:list-item>
        <text:list-item>
          <text:p text:style-name="P41">implement point icon + current points / max points text on top panel</text:p>
        </text:list-item>
        <text:list-item>
          <text:p text:style-name="P41">implement cant recruit a new defender if it would take player above points maximum</text:p>
        </text:list-item>
        <text:list-item>
          <text:p text:style-name="P41">Add point cost icon/text to each defender button on panel</text:p>
        </text:list-item>
      </text:list>
      <text:p text:style-name="P1"/>
      <text:p text:style-name="P1">Implement Loot Box</text:p>
      <text:list xml:id="list5121746400252704610" text:style-name="L39">
        <text:list-item>
          <text:p text:style-name="P42">Implement loot box prefab/sprite/animations</text:p>
        </text:list-item>
        <text:list-item>
          <text:p text:style-name="P42">Implement new loot box event</text:p>
          <text:list>
            <text:list-item>
              <text:p text:style-name="P42">when new loot box gets created on turn start, camera looks at the box to show the player its position</text:p>
            </text:list-item>
            <text:list-item>
              <text:p text:style-name="P42">yield return wait until this event is finished</text:p>
            </text:list-item>
          </text:list>
        </text:list-item>
      </text:list>
      <text:list xml:id="list99200852114150997" text:style-name="L40">
        <text:list-item>
          <text:p text:style-name="P43">Implement Consumables system</text:p>
          <text:list>
            <text:list-item>
              <text:p text:style-name="P43">Design / implement 3 different consumables</text:p>
            </text:list-item>
            <text:list-item>
              <text:p text:style-name="P43">Add consumable slots to top panel</text:p>
            </text:list-item>
            <text:list-item>
              <text:p text:style-name="P43">Create new consumable scripts</text:p>
              <text:list>
                <text:list-item>
                  <text:p text:style-name="P43">ConsumableDataSO</text:p>
                </text:list-item>
                <text:list-item>
                  <text:p text:style-name="P43">ConsumableLogic</text:p>
                </text:list-item>
                <text:list-item>
                  <text:p text:style-name="P43">ConsumableLibrary</text:p>
                </text:list-item>
                <text:list-item>
                  <text:p text:style-name="P43">Consumable / ConsumableButton</text:p>
                </text:list-item>
              </text:list>
            </text:list-item>
          </text:list>
        </text:list-item>
      </text:list>
      <text:list xml:id="list1140287682551918528" text:style-name="L41">
        <text:list-item>
          <text:p text:style-name="P44">Create consumable / Consumable button prefab</text:p>
        </text:list-item>
        <text:list-item>
          <text:p text:style-name="P44">Create logic / methods</text:p>
          <text:list>
            <text:list-item>
              <text:p text:style-name="P44">GivePlayerConsumable(Consumable)</text:p>
            </text:list-item>
            <text:list-item>
              <text:p text:style-name="P44">UseConsumable()</text:p>
            </text:list-item>
            <text:list-item>
              <text:p text:style-name="P44">OnConsumableButtonClicked</text:p>
              <text:list>
                <text:list-item>
                  <text:p text:style-name="P44">figure out which consumable got clicked</text:p>
                </text:list-item>
                <text:list-item>
                  <text:p text:style-name="P44">look for targets, highlight tiles, awaitn order, etc</text:p>
                </text:list-item>
                <text:list-item>
                  <text:p text:style-name="P44">perform consumable effect</text:p>
                </text:list-item>
                <text:list-item>
                  <text:p text:style-name="P44"><text:soft-page-break/>OnConsumableUsed(remove consumable from slot)</text:p>
                </text:list-item>
              </text:list>
            </text:list-item>
          </text:list>
        </text:list-item>
      </text:list>
      <text:p text:style-name="P1">Different map presets</text:p>
      <text:list xml:id="list7091097978669881283" text:style-name="L42">
        <text:list-item>
          <text:p text:style-name="P45">Implement and design 3 different maps</text:p>
        </text:list-item>
        <text:list-item>
          <text:p text:style-name="P45">balance, test and modify maps</text:p>
        </text:list-item>
        <text:list-item>
          <text:p text:style-name="P45">implement level manager method for randomly choosing a map</text:p>
        </text:list-item>
      </text:list>
      <text:p text:style-name="P1">Set up Core game loop</text:p>
      <text:list xml:id="list8803086400281583479" text:style-name="L43">
        <text:list-item>
          <text:p text:style-name="P46">Enemies target spaceship correctly</text:p>
        </text:list-item>
        <text:list-item>
          <text:p text:style-name="P46">no erorrs occur when spaceship is destroyed</text:p>
        </text:list-item>
        <text:list-item>
          <text:p text:style-name="P46">if spaceship is destroyed, game over event starts</text:p>
        </text:list-item>
        <text:list-item>
          <text:p text:style-name="P46">Game over event</text:p>
          <text:list>
            <text:list-item>
              <text:p text:style-name="P46">space ship plays a explosion animation</text:p>
            </text:list-item>
            <text:list-item>
              <text:p text:style-name="P46">black screen half fades in</text:p>
            </text:list-item>
            <text:list-item>
              <text:p text:style-name="P46">game over panel window appears centre screen over everything</text:p>
            </text:list-item>
            <text:list-item>
              <text:p text:style-name="P46">game over screen elements</text:p>
              <text:list>
                <text:list-item>
                  <text:p text:style-name="P46">Game over text</text:p>
                </text:list-item>
                <text:list-item>
                  <text:p text:style-name="P46">new game button</text:p>
                </text:list-item>
                <text:list-item>
                  <text:p text:style-name="P46">main menu button</text:p>
                </text:list-item>
                <text:list-item>
                  <text:p text:style-name="P46">Player Score</text:p>
                  <text:list>
                    <text:list-item>
                      <text:p text:style-name="P46">different elements that contribute to score e.g.</text:p>
                      <text:list>
                        <text:list-item>
                          <text:p text:style-name="P46">Basic enemies killed</text:p>
                        </text:list-item>
                        <text:list-item>
                          <text:p text:style-name="P46">waves survived</text:p>
                        </text:list-item>
                        <text:list-item>
                          <text:p text:style-name="P46">elites killed</text:p>
                        </text:list-item>
                        <text:list-item>
                          <text:p text:style-name="P46">items collect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Game Start Event Clean up + Details</text:p>
      <text:list xml:id="list4098160829751333150" text:style-name="L44">
        <text:list-item>
          <text:p text:style-name="P47">Scene loading / generation</text:p>
        </text:list-item>
      </text:list>
      <text:list xml:id="list3570009191145570844" text:style-name="L45">
        <text:list-item>
          <text:p text:style-name="P48">Fix scene load visual order / timing</text:p>
        </text:list-item>
        <text:list-item>
          <text:p text:style-name="P48">Implement load scene async system</text:p>
        </text:list-item>
        <text:list-item>
          <text:p text:style-name="P48">Implement loading bar / progress bar</text:p>
        </text:list-item>
      </text:list>
      <text:list xml:id="list7117889819778727679" text:style-name="L46">
        <text:list-item>
          <text:p text:style-name="P49"><text:soft-page-break/>Implement + design details on game start properties</text:p>
          <text:list>
            <text:list-item>
              <text:p text:style-name="P49">how many resources does player start with?</text:p>
            </text:list-item>
            <text:list-item>
              <text:p text:style-name="P49">How many defenders?</text:p>
            </text:list-item>
            <text:list-item>
              <text:p text:style-name="P49">Which defenders?</text:p>
            </text:list-item>
            <text:list-item>
              <text:p text:style-name="P49">What positions do the defenders start in?</text:p>
            </text:list-item>
            <text:list-item>
              <text:p text:style-name="P49">Should spaceship area have some sandbags/cover around it</text:p>
            </text:list-item>
          </text:list>
        </text:list-item>
      </text:list>
      <text:p text:style-name="P1">Income System</text:p>
      <text:list xml:id="list1079887480556770925" text:style-name="L47">
        <text:list-item>
          <text:p text:style-name="P50">Design + implement details on income</text:p>
          <text:list>
            <text:list-item>
              <text:p text:style-name="P50">Implement on turn start gain gold (or other resources)</text:p>
            </text:list-item>
          </text:list>
        </text:list-item>
      </text:list>
      <text:p text:style-name="P1"/>
      <text:p text:style-name="P1">Incoming Events system / panel wheel thing</text:p>
      <text:p text:style-name="P1">New enemies, defenders and abilities</text:p>
      <text:p text:style-name="P1">Abilities</text:p>
      <text:list xml:id="list1206573099913265212" text:style-name="L48">
        <text:list-item>
          <text:p text:style-name="P51">Implement 'overwatch' ability</text:p>
        </text:list-item>
      </text:list>
      <text:p text:style-name="P1">Defenders</text:p>
      <text:list xml:id="list7969422899780257293" text:style-name="L49">
        <text:list-item>
          <text:p text:style-name="P52">Design + Implement Ranger</text:p>
          <text:list>
            <text:list-item>
              <text:p text:style-name="P52">Ranger abilities / passive traits designed + implemented</text:p>
            </text:list-item>
            <text:list-item>
              <text:p text:style-name="P52">ranger Weapons designed + implemented</text:p>
            </text:list-item>
            <text:list-item>
              <text:p text:style-name="P52">ranger properties / stats designed and tested</text:p>
            </text:list-item>
            <text:list-item>
              <text:p text:style-name="P52">Ranger button added to panel</text:p>
            </text:list-item>
          </text:list>
        </text:list-item>
        <text:list-item>
          <text:p text:style-name="P52">Design + Implement Engineer</text:p>
        </text:list-item>
        <text:list-item>
          <text:p text:style-name="P52">Design + Implement Marksman</text:p>
        </text:list-item>
        <text:list-item>
          <text:p text:style-name="P52">Design + Implement Radioman</text:p>
        </text:list-item>
        <text:list-item>
          <text:p text:style-name="P52">Design + Implement Gatting Gunner</text:p>
        </text:list-item>
        <text:list-item>
          <text:p text:style-name="P52">Maybe can combine engineer and radioman into a single role OR</text:p>
        </text:list-item>
        <text:list-item>
          <text:p text:style-name="P52">Radio man should have good support abilities/passives (increase ally defense, mark targets, etc)</text:p>
        </text:list-item>
        <text:list-item>
          <text:p text:style-name="P52">Extra potential classes</text:p>
          <text:list>
            <text:list-item>
              <text:p text:style-name="P52">Medic</text:p>
            </text:list-item>
            <text:list-item>
              <text:p text:style-name="P52"><text:soft-page-break/>Scout</text:p>
            </text:list-item>
            <text:list-item>
              <text:p text:style-name="P52">Sergeant</text:p>
            </text:list-item>
            <text:list-item>
              <text:p text:style-name="P52">Demolition Expert</text:p>
            </text:list-item>
            <text:list-item>
              <text:p text:style-name="P52">Mortar man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09-25T14:49:27.13</dc:date>
    <dc:creator>will black</dc:creator>
    <meta:editing-duration>P11DT8H50M4S</meta:editing-duration>
    <meta:editing-cycles>336</meta:editing-cycles>
    <meta:generator>OpenOffice/4.1.6$Win32 OpenOffice.org_project/416m1$Build-9790</meta:generator>
    <meta:document-statistic meta:table-count="0" meta:image-count="0" meta:object-count="0" meta:page-count="14" meta:paragraph-count="354" meta:word-count="2390" meta:character-count="13928"/>
  </office:meta>
</office:document-meta>
</file>